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27bbb" officeooo:paragraph-rsid="00027bbb" style:font-size-asian="42pt" style:font-size-complex="48pt"/>
    </style:style>
    <style:style style:name="P2" style:family="paragraph" style:parent-style-name="Standard">
      <style:text-properties fo:font-size="18pt" officeooo:rsid="00027bbb" officeooo:paragraph-rsid="00027bbb" style:font-size-asian="15.75pt" style:font-size-complex="18pt"/>
    </style:style>
    <style:style style:name="P3" style:family="paragraph" style:parent-style-name="Standard">
      <style:text-properties fo:font-size="18pt" officeooo:rsid="00027bbb" officeooo:paragraph-rsid="00037bf4" style:font-size-asian="15.75pt" style:font-size-complex="18pt"/>
    </style:style>
    <style:style style:name="P4" style:family="paragraph" style:parent-style-name="Standard">
      <style:text-properties fo:font-size="18pt" officeooo:rsid="00027bbb" officeooo:paragraph-rsid="0003b172" style:font-size-asian="15.75pt" style:font-size-complex="18pt"/>
    </style:style>
    <style:style style:name="P5" style:family="paragraph" style:parent-style-name="Standard">
      <style:text-properties fo:font-size="18pt" officeooo:rsid="0003b172" officeooo:paragraph-rsid="0003b172" style:font-size-asian="15.75pt" style:font-size-complex="18pt"/>
    </style:style>
    <style:style style:name="P6" style:family="paragraph" style:parent-style-name="Standard">
      <style:text-properties fo:font-size="18pt" officeooo:rsid="00042f47" officeooo:paragraph-rsid="00042f47" style:font-size-asian="15.75pt" style:font-size-complex="18pt"/>
    </style:style>
    <style:style style:name="P7" style:family="paragraph" style:parent-style-name="Standard">
      <style:text-properties fo:font-size="18pt" fo:font-style="normal" officeooo:rsid="0003b172" officeooo:paragraph-rsid="0003b172" style:font-size-asian="15.75pt" style:font-style-asian="normal" style:font-size-complex="18pt" style:font-style-complex="normal"/>
    </style:style>
    <style:style style:name="P8" style:family="paragraph" style:parent-style-name="Standard">
      <style:text-properties fo:font-size="18pt" fo:font-style="normal" fo:font-weight="bold" officeooo:rsid="00042f47" officeooo:paragraph-rsid="00042f47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fo:font-size="18pt" fo:font-style="normal" fo:font-weight="bold" officeooo:rsid="0005f035" officeooo:paragraph-rsid="0005f035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fo:font-size="18pt" fo:font-style="normal" fo:font-weight="bold" officeooo:rsid="0007b542" officeooo:paragraph-rsid="0007b542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fo:font-size="18pt" fo:font-style="normal" fo:font-weight="normal" officeooo:rsid="00042f47" officeooo:paragraph-rsid="00042f47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fo:font-size="18pt" fo:font-style="normal" fo:font-weight="normal" officeooo:rsid="0005f035" officeooo:paragraph-rsid="0005f035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fo:font-size="18pt" fo:font-style="normal" fo:font-weight="normal" officeooo:rsid="00077f22" officeooo:paragraph-rsid="00077f22" style:font-size-asian="15.75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fo:font-size="18pt" fo:font-style="normal" fo:font-weight="normal" officeooo:rsid="0007b542" officeooo:paragraph-rsid="0007b542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fo:font-size="18pt" fo:font-weight="bold" officeooo:rsid="0003b172" officeooo:paragraph-rsid="0003b172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36pt" officeooo:rsid="00027bbb" officeooo:paragraph-rsid="00027bbb" style:font-size-asian="36pt" style:font-size-complex="36pt"/>
    </style:style>
    <style:style style:name="P17" style:family="paragraph" style:parent-style-name="Standard">
      <style:text-properties style:text-line-through-style="none" style:text-line-through-type="none" fo:font-size="18pt" officeooo:rsid="0003b172" officeooo:paragraph-rsid="0003b172" style:font-size-asian="15.75pt" style:font-size-complex="18pt"/>
    </style:style>
    <style:style style:name="P18" style:family="paragraph" style:parent-style-name="Standard">
      <style:text-properties style:text-line-through-style="none" style:text-line-through-type="none" fo:font-size="18pt" fo:font-weight="bold" officeooo:rsid="0003b172" officeooo:paragraph-rsid="0003b172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48pt" officeooo:rsid="00027bbb" officeooo:paragraph-rsid="00027bbb" style:font-size-asian="42pt" style:font-size-complex="48pt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6pt" officeooo:rsid="00027bbb" officeooo:paragraph-rsid="00027bbb" style:font-size-asian="36pt" style:font-size-complex="36pt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style="normal" fo:font-weight="normal" officeooo:rsid="00077f22" officeooo:paragraph-rsid="00077f22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officeooo:rsid="00037b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42f47" style:font-style-asian="normal" style:font-style-complex="normal"/>
    </style:style>
    <style:style style:name="T5" style:family="text">
      <style:text-properties fo:font-style="normal" fo:font-weight="bold" officeooo:rsid="00042f47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officeooo:rsid="00037bf4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37bf4" style:font-weight-asian="normal" style:font-weight-complex="normal"/>
    </style:style>
    <style:style style:name="T10" style:family="text">
      <style:text-properties officeooo:rsid="0003b172"/>
    </style:style>
    <style:style style:name="T11" style:family="text">
      <style:text-properties officeooo:rsid="00042f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 text:c="3"/>Configuring YUM</text:p>
      <text:p text:style-name="P1"/>
      <text:p text:style-name="P2">we know the rpm is the offline package manager of the rpm based operating system.but the problem is rpm does not install dependency <text:s/>and there are a lot of limitations in the rpm package manager but we can use the yum(online package manager) as for the local use .we can create a file server and put the packages given on it and convert a yum server then we can use the yum command for installing packages from the yum server.</text:p>
      <text:p text:style-name="P2"/>
      <text:p text:style-name="P20">Configuring yum <text:s/>server </text:p>
      <text:p text:style-name="P16"/>
      <text:p text:style-name="P2">1) first we have to install a file server.to install it we have to install some dependencies first because rpm do not install dependencies.</text:p>
      <text:p text:style-name="P3">Vsftpd is a file server packages . <text:span text:style-name="T1">These packages are in the sr0 drive we first mount it</text:span></text:p>
      <text:p text:style-name="P3"/>
      <text:p text:style-name="P3"><text:span text:style-name="T10">=&gt;mount </text:span><text:span text:style-name="T6">/dev/sr0 /mnt</text:span></text:p>
      <text:p text:style-name="P3"><text:span text:style-name="T6"/></text:p>
      <text:p text:style-name="P7"><text:span text:style-name="T8">=&gt;</text:span><text:span text:style-name="T9">c</text:span><text:span text:style-name="T8">d /mnt/Packages</text:span></text:p>
      <text:p text:style-name="P3"/>
      <text:p text:style-name="P4"><text:span text:style-name="T1"><text:s/></text:span>for working properly we have to install these packages <text:span text:style-name="T10">which are the dependencies of the vsftpd</text:span></text:p>
      <text:p text:style-name="P4"/>
      <text:p text:style-name="P2">*python-deltarpm</text:p>
      <text:p text:style-name="P2"/>
      <text:p text:style-name="P5"/>
      <text:p text:style-name="P5"><text:soft-page-break/>installing command:</text:p>
      <text:p text:style-name="P5"/>
      <text:p text:style-name="P18">rpm ivh –force –nodeps python-deltarpm*</text:p>
      <text:p text:style-name="P17"/>
      <text:p text:style-name="P17">for creating repo we have to install another packages</text:p>
      <text:p text:style-name="P17"/>
      <text:p text:style-name="P18">rpm –ivh –force –nodeps createrepo*</text:p>
      <text:p text:style-name="P2"/>
      <text:p text:style-name="P5">after that we install vsftpd and set the file server</text:p>
      <text:p text:style-name="P5"/>
      <text:p text:style-name="P15">rpm -ivh –force –nodeps vsftpd*</text:p>
      <text:p text:style-name="P2"/>
      <text:p text:style-name="P5">after install<text:span text:style-name="T11">ing the vsftpd automatically the</text:span><text:span text:style-name="T5"> /var/ftp/pub</text:span><text:span text:style-name="T4"> directory will be created.in the pub directory all the files in the file server stay publicly. Inside the pub directory we create another directory called rhel7(you can name it anything)</text:span></text:p>
      <text:p text:style-name="P5"><text:span text:style-name="T4"/></text:p>
      <text:p text:style-name="P6"><text:span text:style-name="T3">Create the folder (if not created)</text:span></text:p>
      <text:p text:style-name="P6"><text:span text:style-name="T3"/></text:p>
      <text:p text:style-name="P8">=&gt;mkdir -p /var/ftp/pub/rhel7</text:p>
      <text:p text:style-name="P8"/>
      <text:p text:style-name="P11"/>
      <text:p text:style-name="P8"/>
      <text:p text:style-name="P6"><text:span text:style-name="T3">now copy all the thing in the sr0 in this folder</text:span></text:p>
      <text:p text:style-name="P6"><text:span text:style-name="T3"/></text:p>
      <text:p text:style-name="P8">=&gt;cp -rv /mnt/* /var/ftp/pub/rhel7/</text:p>
      <text:p text:style-name="P8"/>
      <text:p text:style-name="P12">now we will create configuration file .before that we have to remove all the configuration file <text:s/></text:p>
      <text:p text:style-name="P12">from the <text:span text:style-name="T7">/etc/yum.repos.d </text:span>folder</text:p>
      <text:p text:style-name="P12"/>
      <text:p text:style-name="P9">=&gt;cd /etc/yum.repos.d</text:p>
      <text:p text:style-name="P9"><text:soft-page-break/>=&gt;rm -rf *</text:p>
      <text:p text:style-name="P9"/>
      <text:p text:style-name="P13">create a file with vim editor</text:p>
      <text:p text:style-name="P13"/>
      <text:p text:style-name="P13">=&gt;vim rhel7.repo</text:p>
      <text:p text:style-name="P13"/>
      <text:p text:style-name="P13">in the file add the line for setting <text:s/>the path:</text:p>
      <text:p text:style-name="P13"/>
      <text:p text:style-name="P21">in the editor</text:p>
      <text:p text:style-name="P13"/>
      <text:p text:style-name="P13">[base]</text:p>
      <text:p text:style-name="P13">name=”red har local packages”</text:p>
      <text:p text:style-name="P13">baseurl=”<text:a xlink:type="simple" xlink:href="../../../../../var/ftp/pub/rhel7/Packages" text:style-name="Internet_20_link" text:visited-style-name="Visited_20_Internet_20_Link">file:///var/ftp/pub/rhel7/Packages</text:a>”</text:p>
      <text:p text:style-name="P13">enabled=1</text:p>
      <text:p text:style-name="P21">gpgcheck=0</text:p>
      <text:p text:style-name="P10">save and exit</text:p>
      <text:p text:style-name="P13"/>
      <text:p text:style-name="P13"/>
      <text:p text:style-name="P14">now we create the repo with the packages</text:p>
      <text:p text:style-name="P14"/>
      <text:p text:style-name="P14">command is</text:p>
      <text:p text:style-name="P14"/>
      <text:p text:style-name="P10">=&gt;createrepo -v /var/ftp/pub/rhel7/Packages</text:p>
      <text:p text:style-name="P10"/>
      <text:p text:style-name="P14"/>
      <text:p text:style-name="P14">then we use these command to refresh all</text:p>
      <text:p text:style-name="P14"/>
      <text:p text:style-name="P10">#yum clean all</text:p>
      <text:p text:style-name="P10">#yum list all</text:p>
      <text:p text:style-name="P10">#yum repo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2:49:39.779755295</meta:creation-date>
    <dc:date>2018-11-16T13:59:37.288434499</dc:date>
    <meta:editing-duration>PT7M27S</meta:editing-duration>
    <meta:editing-cycles>1</meta:editing-cycles>
    <meta:generator>LibreOffice/5.4.7.2$Linux_X86_64 LibreOffice_project/40$Build-2</meta:generator>
    <meta:document-statistic meta:table-count="0" meta:image-count="0" meta:object-count="0" meta:page-count="3" meta:paragraph-count="41" meta:word-count="332" meta:character-count="2015" meta:non-whitespace-character-count="1714"/>
  </office:meta>
</office:document-meta>
</file>